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4586" fo:font-size="6pt" officeooo:rsid="001c6216" officeooo:paragraph-rsid="001c6216" style:font-size-asian="6pt" style:font-size-complex="6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3324*" fo:start-indent="0cm" fo:end-indent="0cm"/>
          <style:column style:rel-width="3324*" fo:start-indent="0cm" fo:end-indent="0cm"/>
          <style:column style:rel-width="3324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setLiveOutputTiming: 1550*1024@59 (1280*1024 max: 60)</text:p>
        <text:p text:style-name="P1"><text:s text:c="3"/>(1)--- FPGAWrite16("DISPLAY_H_RES":0x428, 0x510)</text:p>
        <text:p text:style-name="P1"><text:s text:c="3"/>(2)--- FPGAWrite16("DISPLAY_H_OUT_RES":0x430, 0x500)</text:p>
        <text:p text:style-name="P1"><text:s text:c="3"/>(3)--- FPGAWrite16("DISPLAY_V_RES":0x42c, 0x400)</text:p>
        <text:p text:style-name="P1"><text:s text:c="3"/>(4)--- FPGAWrite16("DISPLAY_V_OUT_RES":0x440, 0x400)</text:p>
        <text:p text:style-name="P1"><text:s text:c="3"/>(5)--- FPGAWrite16("DISPLAY_H_PERIOD":0x410, 0x652)</text:p>
        <text:p text:style-name="P1"><text:s text:c="3"/>(6)--- FPGAWrite16("DISPLAY_H_SYNC_LEN":0x418, 0x1)</text:p>
        <text:p text:style-name="P1"><text:s text:c="3"/>(7)--- FPGAWrite16("DISPLAY_H_BACK_PORCH":0x420, 0x40)</text:p>
        <text:p text:style-name="P1"><text:s text:c="3"/>(8)--- FPGAWrite16("DISPLAY_V_PERIOD":0x414, 0x405)</text:p>
        <text:p text:style-name="P1"><text:s text:c="3"/>(9)--- FPGAWrite16("DISPLAY_V_SYNC_LEN":0x41c, 0x1)</text:p>
        <text:p text:style-name="P1"><text:s text:c="3"/>(10)--- FPGAWrite16("DISPLAY_V_BACK_PORCH":0x424, 0x4)</text:p>
        <text:p text:style-name="P1">pixel rate is 1385431040</text:p>
        <text:p text:style-name="P1">maxfps is 1057.0</text:p>
        <text:p text:style-name="P1">h_max_res = 1280</text:p>
        <text:p text:style-name="P1"><text:s text:c="3"/>(11)--- FPGAWrite16("SENSOR_FIFO_START_W_THRESH":0x10, 0x100)</text:p>
        <text:p text:style-name="P1"><text:s text:c="3"/>(12)--- FPGAWrite16("SENSOR_FIFO_STOP_W_THRESH":0x14, 0x100)</text:p>
        <text:p text:style-name="P1"><text:s text:c="3"/>(13)--- FPGAWrite32("SEQ_LIVE_ADDR_0":0x54, 0xf000)</text:p>
        <text:p text:style-name="P1"><text:s text:c="3"/>(14)--- FPGAWrite32("SEQ_LIVE_ADDR_1":0x58, 0x1e000)</text:p>
        <text:p text:style-name="P1"><text:s text:c="3"/>(15)--- FPGAWrite32("SEQ_LIVE_ADDR_2":0x5c, 0x2d000)</text:p>
        <text:p text:style-name="P1"><text:s text:c="3"/>(16)--- FPGAWrite32("SEQ_REC_REGION_START":0x4c, 0x3c000)</text:p>
        <text:p text:style-name="P1">---------</text:p>
        <text:p text:style-name="P1">dctrl is 0x280</text:p>
        <text:p text:style-name="P1">AND mask is 0x8</text:p>
        <text:p text:style-name="P1"><text:s text:c="3"/>(17)--- FPGAWrite32("DISPLAY_CTL":0x400, 0x2f0)</text:p>
        <text:p text:style-name="P1"><text:s text:c="3"/>(18)--- FPGAWrite32("IMAGER_FRAME_PERIOD":0x1c, 0x61a80)</text:p>
        <text:p text:style-name="P1"><text:s text:c="3"/>(19)--- FPGAWrite32("IMAGER_INT_TIME":0x20, 0x5f370)</text:p>
        <text:p text:style-name="P1">&gt; /root/lowpy/camobj.py(392)CamInit()</text:p>
        <text:p text:style-name="P1">-&gt; self.sensor._writeDACVoltages()</text:p>
        <text:p text:style-name="P1">(Pdb) c</text:p>
        <text:p text:style-name="P1">&gt; /root/lowpy/lux1310.py(813)_writeDACVoltages()</text:p>
        <text:p text:style-name="P1">-&gt; print("_writeDACVoltages")</text:p>
        <text:p text:style-name="P1">(Pdb) c</text:p>
        <text:p text:style-name="P1">_writeDACVoltages</text:p>
        <text:p text:style-name="P1">_writeDACVoltage: 1, 0.3V</text:p>
        <text:p text:style-name="P1"><text:s text:c="3"/>writeDAC 1: 0x4d3</text:p>
        <text:p text:style-name="P1"><text:s text:c="6"/>writeDACSPI 0x14d3</text:p>
        <text:p text:style-name="P1">_writeDACVoltage: 4, 2.7V</text:p>
        <text:p text:style-name="P1"><text:s text:c="3"/>writeDAC 4: 0xd16</text:p>
        <text:p text:style-name="P1"><text:s text:c="6"/>writeDACSPI 0x4d16</text:p>
        <text:p text:style-name="P1">_writeDACVoltage: 7, 3.3V</text:p>
        <text:p text:style-name="P1"><text:s text:c="3"/>writeDAC 7: 0xd53</text:p>
        <text:p text:style-name="P1"><text:s text:c="6"/>writeDACSPI 0x7d53</text:p>
        <text:p text:style-name="P1">_writeDACVoltage: 6, 0.7V</text:p>
        <text:p text:style-name="P1"><text:s text:c="3"/>writeDAC 6: 0xb43</text:p>
        <text:p text:style-name="P1"><text:s text:c="6"/>writeDACSPI 0x6b43</text:p>
        <text:p text:style-name="P1">_writeDACVoltage: 5, 3.6V</text:p>
        <text:p text:style-name="P1"><text:s text:c="3"/>writeDAC 5: 0xe89</text:p>
        <text:p text:style-name="P1"><text:s text:c="6"/>writeDACSPI 0x5e89</text:p>
        <text:p text:style-name="P1">_writeDACVoltage: 2, 2.5V</text:p>
        <text:p text:style-name="P1"><text:s text:c="3"/>writeDAC 2: 0xc1e</text:p>
        <text:p text:style-name="P1"><text:s text:c="6"/>writeDACSPI 0x2c1e</text:p>
        <text:p text:style-name="P1">_writeDACVoltage: 3, 2V</text:p>
        <text:p text:style-name="P1"><text:s text:c="3"/>writeDAC 3: 0x9b1</text:p>
        <text:p text:style-name="P1"><text:s text:c="6"/>writeDACSPI 0x39b1</text:p>
        <text:p text:style-name="P1">_writeDACVoltage: 0, 1.5V</text:p>
        <text:p text:style-name="P1"><text:s text:c="3"/>writeDAC 0: 0x745</text:p>
        <text:p text:style-name="P1"><text:s text:c="6"/>writeDACSPI 0x745</text:p>
        <text:p text:style-name="P1">&lt;lux1310.Lux1310Object object at 0x40127690&gt;</text:p>
        <text:p text:style-name="P1"><text:s text:c="3"/>(20)--- fpga_write16(0x0, 0x5)</text:p>
        <text:p text:style-name="P1"><text:s text:c="3"/>(21)--- fpga_write16(0x0, 0x4)</text:p>
        <text:p text:style-name="P1">#############</text:p>
        <text:p text:style-name="P1">Lux has been reset</text:p>
        <text:p text:style-name="P1">#############</text:p>
        <text:p text:style-name="P1"><text:s text:c="2"/>&lt;1&gt;$$$ Lux1310Write("LUX1310_SCI_SRESET_B", 0x0) - 0x7e, 0x0</text:p>
        <text:p text:style-name="P1"><text:s text:c="2"/>&lt;2&gt;$$$ Lux1310Write("LUX1310_SCI_CUST_PAT", 0xfc0) - 0x57, 0xfc0</text:p>
        <text:p text:style-name="P1"><text:s text:c="2"/>&lt;3&gt;$$$ Lux1310Write("LUX1310_SCI_TST_PAT", 0x2) - 0x56, 0x2</text:p>
        <text:p text:style-name="P1"><text:s text:c="2"/>&lt;4&gt;$$$ Lux1310Write("LUX1310_SCI_PCLK_VBLANK", 0xfc0) - 0x4c, 0xfc0</text:p>
        <text:p text:style-name="P1"><text:s text:c="2"/>&lt;5&gt;$$$ Lux1310Write("LUX1310_SCI_DAC_ILV", 0xe1) - 0x5a, 0xe1</text:p>
        <text:p text:style-name="P1"><text:s text:c="3"/>(22)--- fpga_write16(0x4, 0x0)</text:p>
        <text:p text:style-name="P1"><text:s text:c="3"/>(23)--- fpga_write16(0x4, 0x1)</text:p>
        <text:p text:style-name="P1"><text:s text:c="3"/>(24)--- fpga_write16(0x4, 0x0)</text:p>
        <text:p text:style-name="P1"/>
        <text:p text:style-name="P1">lux1310_data_correct: 0</text:p>
        <text:p text:style-name="P1"><text:s text:c="2"/>&lt;6&gt;$$$ Lux1310Write("LUX1310_SCI_PCLK_VBLANK", 0xf00) - 0x4c, 0xf00</text:p>
        <text:p text:style-name="P1"><text:s text:c="2"/>&lt;7&gt;$$$ Lux1310Write("LUX1310_SCI_TST_PAT", 0x2202) - 0x56, 0x2</text:p>
        <text:p text:style-name="P1"><text:s text:c="2"/>&lt;8&gt;$$$ Lux1310Write("LUX1310_SCI_RDOUT_DLY", 0x50) - 0x37, 0x50</text:p>
        <text:p text:style-name="P1"><text:s text:c="2"/>&lt;9&gt;$$$ Lux1310Write("LUX1310_SCI_WAVETAB_SIZE", 0x50) - 0x7a, 0x50</text:p>
        <text:p text:style-name="P1"><text:s text:c="2"/>&lt;10&gt;$$$ Lux1310Write("LUX1310_SCI_LINE_VALID_DLY", 0x7) - 0x71, 0x7</text:p>
        <text:p text:style-name="P1"><text:s text:c="2"/>&lt;11&gt;$$$ Lux1310Write("LUX1310_SCI_STATE_IDLE_CTRL0", 0xe08e) - 0x2d, 0xe08e</text:p>
        <text:p text:style-name="P1"><text:s text:c="2"/>&lt;12&gt;$$$ Lux1310Write("LUX1310_SCI_STATE_IDLE_CTRL1", 0xfc1f) - 0x2e, 0xfc1f</text:p>
        <text:p text:style-name="P1"><text:s text:c="2"/>&lt;13&gt;$$$ Lux1310Write("LUX1310_SCI_STATE_IDLE_CTRL2", 0x3) - 0x2f, 0x3</text:p>
        <text:p text:style-name="P1"><text:s text:c="2"/>&lt;14&gt;$$$ Lux1310Write("LUX1310_SCI_ADC_CLOCK_CTRL", 0x2202) - 0x5c, 0x2202</text:p>
        <text:p text:style-name="P1"><text:s text:c="2"/>&lt;15&gt;$$$ Lux1310Write("LUX1310_SCI_SEL_VCM", 0x4b76) - 0x62, 0x4b76</text:p>
        <text:p text:style-name="P1"><text:s text:c="2"/>&lt;16&gt;$$$ Lux1310Write("LUX1310_SCI_INT_CLK_TIMING", 0x41f) - 0x74, 0x41f</text:p>
        <text:p text:style-name="P1">LuxInit2</text:p>
        <text:p text:style-name="P1">configuring for LUX1310 silicon rev 2</text:p>
        <text:p text:style-name="P1"><text:s text:c="2"/>&lt;17&gt;$$$ Lux1310Write("LUX1310_SCI_TERMB_RXCLK", 0x307f) - 0x5b, 0x307f</text:p>
        <text:p text:style-name="P1">&lt; undocumented 0x7b Lux write &gt;</text:p>
        <text:p text:style-name="P1"><text:s text:c="2"/>&lt;19&gt;$$$ Lux1310Write(0x3a07ff, 0x0)</text:p>
        <text:p text:style-name="P1"><text:s text:c="2"/>&lt;20&gt;$$$ Lux1310Write(0x3b07ff, 0x0)</text:p>
        <text:p text:style-name="P1"><text:s text:c="2"/>&lt;21&gt;$$$ Lux1310Write(0x3c07ff, 0x0)</text:p>
        <text:p text:style-name="P1"><text:s text:c="2"/>&lt;22&gt;$$$ Lux1310Write(0x3d07ff, 0x0)</text:p>
        <text:p text:style-name="P1"><text:s text:c="2"/>&lt;23&gt;$$$ Lux1310Write(0x3e07ff, 0x0)</text:p>
        <text:p text:style-name="P1"><text:s text:c="2"/>&lt;24&gt;$$$ Lux1310Write(0x3f07ff, 0x0)</text:p>
        <text:p text:style-name="P1"><text:s text:c="2"/>&lt;25&gt;$$$ Lux1310Write(0x4007ff, 0x0)</text:p>
        <text:p text:style-name="P1"><text:s text:c="2"/>&lt;26&gt;$$$ Lux1310Write(0x4107ff, 0x0)</text:p>
        <text:p text:style-name="P1"><text:s text:c="2"/>&lt;27&gt;$$$ Lux1310Write(0x4207ff, 0x0)</text:p>
        <text:p text:style-name="P1"><text:s text:c="2"/>&lt;28&gt;$$$ Lux1310Write(0x4307ff, 0x0)</text:p>
        <text:p text:style-name="P1"><text:s text:c="2"/>&lt;29&gt;$$$ Lux1310Write(0x4407ff, 0x0)</text:p>
        <text:p text:style-name="P1"><text:s text:c="2"/>&lt;30&gt;$$$ Lux1310Write(0x4507ff, 0x0)</text:p>
        <text:p text:style-name="P1"><text:s text:c="2"/>&lt;31&gt;$$$ Lux1310Write(0x4607ff, 0x0)</text:p>
        <text:p text:style-name="P1"><text:s text:c="2"/>&lt;32&gt;$$$ Lux1310Write(0x4707ff, 0x0)</text:p>
        <text:p text:style-name="P1"><text:s text:c="2"/>&lt;33&gt;$$$ Lux1310Write(0x4807ff, 0x0)</text:p>
        <text:p text:style-name="P1"><text:s text:c="2"/>&lt;34&gt;$$$ Lux1310Write(0x4907ff, 0x0)</text:p>
        <text:p text:style-name="P1"><text:s text:c="2"/>&lt;35&gt;$$$ Lux1310Write("LUX1310_SCI_ADC_CAL_EN", 0x1) - 0x39, 0x1</text:p>
        <text:p text:style-name="P1"><text:s text:c="2"/>&lt;36&gt;$$$ Lux1310Write("LUX1310_SCI_GAIN_SEL_SAMP", 0x7f) - 0x51, 0x7f</text:p>
        <text:p text:style-name="P1"><text:s text:c="2"/>&lt;37&gt;$$$ Lux1310Write("LUX1310_SCI_GAIN_SEL_FB", 0x7f) - 0x52, 0x7f</text:p>
        <text:p text:style-name="P1"><text:s text:c="2"/>&lt;38&gt;$$$ Lux1310Write("LUX1310_SCI_GAIN_BIT", 0x3) - 0x53, 0x3</text:p>
        <text:p text:style-name="P1">$$$ Lux1310SCIWriteBuf to 0x7f: 427 entries</text:p>
        <text:p text:style-name="P1"><text:s text:c="2"/>&lt;39&gt;$$$ Lux1310Write("LUX1310_SCI_TIMING_EN", 0x1) - 0x1, 0x1</text:p>
        <text:p text:style-name="P1"><text:s text:c="3"/>(25)--- FPGAWrite32("IMAGER_FRAME_PERIOD":0x1c, 0x61a80)</text:p>
        <text:p text:style-name="P1"><text:s text:c="3"/>(26)--- FPGAWrite32("IMAGER_INT_TIME":0x20, 0x5f370)</text:p>
        <text:p text:style-name="P1">getMinFramePeriod: 0.0009457444444444445</text:p>
        <text:p text:style-name="P1">Requested period 0.00094575</text:p>
        <text:p text:style-name="P1">getMinFramePeriod: 0.0009457444444444445</text:p>
        <text:p text:style-name="P1"><text:s text:c="3"/>(27)--- FPGAWrite32("IMAGER_FRAME_PERIOD":0x1c, 0x1716f)</text:p>
        <text:p text:style-name="P1"><text:s text:c="3"/>(28)--- FPGAWrite32("IMAGER_INT_TIME":0x20, 0x16f8e)</text:p>
        <text:p text:style-name="P1">done LuxInit2</text:p>
        <text:p text:style-name="P1">TODO: don't do fake IO</text:p>
        <text:p text:style-name="P1"><text:s text:c="3"/>(29)--- fpga_write16(0xa0, 0x1)</text:p>
        <text:p text:style-name="P1"><text:s text:c="3"/>(30)--- fpga_write16(0xa4, 0x1)</text:p>
        <text:p text:style-name="P1"><text:s text:c="3"/>(31)--- fpga_write16(0xa8, 0x0)</text:p>
        <text:p text:style-name="P1"><text:s text:c="3"/>(32)--- fpga_write32(0x60, 0x0)</text:p>
        <text:p text:style-name="P1"><text:s text:c="3"/>(33)--- fpga_write16(0xb4, 0x0)</text:p>
        <text:p text:style-name="P1"><text:s text:c="3"/>(34)--- fpga_write16(0xb0, 0x0)</text:p>
        <text:p text:style-name="P1"><text:s text:c="3"/>(35)--- fpga_write16(0xac, 0x2)</text:p>
        <text:p text:style-name="P1"><text:s text:c="3"/>(36)--- fpga_write16(0xbc, 0x0)</text:p>
        <text:p text:style-name="P1"><text:s text:c="3"/>(37)--- fpga_write16(0xbc, 0x0)</text:p>
        <text:p text:style-name="P1"><text:s text:c="3"/>(38)--- fpga_write16(0xbc, 0x0)</text:p>
        <text:p text:style-name="P1"><text:s text:c="3"/>(39)--- FPGAWrite32("IMAGER_INT_TIME":0x20, 0x0)</text:p>
        <text:p text:style-name="P1">### Lux1310SetResolutions</text:p>
        <text:p text:style-name="P1">ImageGeometryData(hres=1280, vres=1024, hoffset=0, voffset=0)</text:p>
        <text:p text:style-name="P1">0</text:p>
        <text:p text:style-name="P1">80</text:p>
        <text:p text:style-name="P1"><text:s text:c="2"/>&lt;40&gt;$$$ Lux1310Write("LUX1310_SCI_X_START", 0x20) - 0x5, 0x20</text:p>
        <text:p text:style-name="P1"><text:s text:c="2"/>&lt;41&gt;$$$ Lux1310Write("LUX1310_SCI_X_END", 0x51f) - 0x6, 0x51f</text:p>
        <text:p text:style-name="P1"><text:s text:c="2"/>&lt;42&gt;$$$ Lux1310Write("LUX1310_SCI_Y_START", 0x0) - 0x7, 0x0</text:p>
        <text:p text:style-name="P1"><text:s text:c="2"/>&lt;43&gt;$$$ Lux1310Write("LUX1310_SCI_Y_END", 0x3ff) - 0x8, 0x3ff</text:p>
        <text:p text:style-name="P1"><text:s text:c="3"/>(40)--- FPGAWrite32("IMAGER_FRAME_PERIOD":0x1c, 0x1716f)</text:p>
        <text:p text:style-name="P1">&gt; /root/lowpy/lux1310.py(504)Lux1310SetGain()</text:p>
        <text:p text:style-name="P1">-&gt; if NODAC:</text:p>
        <text:p text:style-name="P1">(Pdb) c</text:p>
        <text:p text:style-name="P1">Lux1310SetGain: 0</text:p>
        <text:p text:style-name="P1"><text:s text:c="2"/>&lt;44&gt;$$$ Lux1310Write("LUX1310_SCI_GAIN_SEL_SAMP", 0x7f) - 0x51, 0x7f</text:p>
        <text:p text:style-name="P1"><text:s text:c="2"/>&lt;45&gt;$$$ Lux1310Write("LUX1310_SCI_GAIN_SEL_FB", 0x7f) - 0x52, 0x7f</text:p>
        <text:p text:style-name="P1"><text:s text:c="2"/>&lt;46&gt;$$$ Lux1310Write("LUX1310_SCI_GAIN_BIT", 0x3) - 0x53, 0x3</text:p>
        <text:p text:style-name="P1"><text:s text:c="2"/>&lt;47&gt;$$$ Lux1310Write("LUX1310_SCI_TIMING_EN", 0x8000) - 0x1, 0x0</text:p>
        <text:p text:style-name="P1"><text:s text:c="2"/>&lt;48&gt;$$$ Lux1310Write("LUX1310_SCI_RDOUT_DLY", 0x50) - 0x37, 0x50</text:p>
        <text:p text:style-name="P1"><text:s text:c="2"/>&lt;49&gt;$$$ Lux1310Write("LUX1310_SCI_WAVETAB_SIZE", 0x50) - 0x7a, 0x50</text:p>
        <text:p text:style-name="P1">$$$ Lux1310SCIWriteBuf to 0x7f: 427 entries</text:p>
        <text:p text:style-name="P1"><text:s text:c="2"/>&lt;50&gt;$$$ Lux1310Write("LUX1310_SCI_TIMING_EN", 0x1) - 0x1, 0x1</text:p>
        <text:p text:style-name="P1"><text:s text:c="3"/>(41)--- FPGAWrite16("SENSOR_MAGIC_START_DELAY":0x68, 0x50)</text:p>
        <text:p text:style-name="P1">Wavetable size set to 80</text:p>
        <text:p text:style-name="P1">Resetting cal gain to 1.0</text:p>
        <text:p text:style-name="P1">&gt; /root/lowpy/camobj.py(435)CamInit()</text:p>
        <text:p text:style-name="P1">-&gt; self.FakeInit()</text:p>
        <text:p text:style-name="P1">(Pdb) c</text:p>
        <text:p text:style-name="P1">TODO: don't do fake init</text:p>
        <text:p text:style-name="P1">--- faking 16 bit (0x6c, (0x52)</text:p>
        <text:p text:style-name="P1"><text:s text:c="3"/>(42)--- fpga_write16(0x6c, 0x52)</text:p>
        <text:p text:style-name="P1">=== faking 32 bit (0x20, (0x12e5a)</text:p>
        <text:p text:style-name="P1"><text:s text:c="3"/>(43)--- fpga_write32(0x20, 0x12e5a)</text:p>
        <text:p text:style-name="P1">--- faking 16 bit (0x48, (0xf000)</text:p>
        <text:p text:style-name="P1"><text:s text:c="3"/>(44)--- fpga_write16(0x48, 0xf000)</text:p>
        <text:p text:style-name="P1">--- faking 16 bit (0x428, (0x500)</text:p>
        <text:p text:style-name="P1"><text:s text:c="3"/>(45)--- fpga_write16(0x428, 0x500)</text:p>
        <text:p text:style-name="P1">--- faking 16 bit (0x430, (0x500)</text:p>
        <text:p text:style-name="P1"><text:s text:c="3"/>(46)--- fpga_write16(0x430, 0x500)</text:p>
        <text:p text:style-name="P1">--- faking 16 bit (0x42c, (0x400)</text:p>
        <text:p text:style-name="P1"><text:s text:c="3"/>(47)--- fpga_write16(0x42c, 0x400)</text:p>
        <text:p text:style-name="P1">--- faking 16 bit (0x440, (0x400)</text:p>
        <text:p text:style-name="P1"><text:s text:c="3"/>(48)--- fpga_write16(0x440, 0x400)</text:p>
        <text:p text:style-name="P1">--- faking 16 bit (0x410, (0x652)</text:p>
        <text:p text:style-name="P1"><text:s text:c="3"/>(49)--- fpga_write16(0x410, 0x652)</text:p>
        <text:p text:style-name="P1">--- faking 16 bit (0x418, (0x1)</text:p>
        <text:p text:style-name="P1"><text:s text:c="3"/>(50)--- fpga_write16(0x418, 0x1)</text:p>
        <text:p text:style-name="P1">--- faking 16 bit (0x420, (0x40)</text:p>
        <text:p text:style-name="P1"><text:s text:c="3"/>(51)--- fpga_write16(0x420, 0x40)</text:p>
        <text:p text:style-name="P1">--- faking 16 bit (0x414, (0x405)</text:p>
        <text:p text:style-name="P1"><text:s text:c="3"/>(52)--- fpga_write16(0x414, 0x405)</text:p>
        <text:p text:style-name="P1">--- faking 16 bit (0x41c, (0x1)</text:p>
        <text:p text:style-name="P1"><text:s text:c="3"/>(53)--- fpga_write16(0x41c, 0x1)</text:p>
        <text:p text:style-name="P1">--- faking 16 bit (0x424, (0x4)</text:p>
        <text:p text:style-name="P1"><text:s text:c="3"/>(54)--- fpga_write16(0x424, 0x4)</text:p>
        <text:p text:style-name="P1">=== faking 32 bit (0x60, (0x0)</text:p>
        <text:p text:style-name="P1"><text:s text:c="3"/>(55)--- fpga_write32(0x60, 0x0)</text:p>
        <text:p text:style-name="P1">--- faking 16 bit (0xbc, (0x0)</text:p>
        <text:p text:style-name="P1"><text:s text:c="3"/>(56)--- fpga_write16(0xbc, 0x0)</text:p>
        <text:p text:style-name="P1">=== faking 32 bit (0x20, (0x78)</text:p>
        <text:p text:style-name="P1"><text:s text:c="3"/>(57)--- fpga_write32(0x20, 0x78)</text:p>
        <text:p text:style-name="P1">=== faking 32 bit (0x50, (0x1fffe000)</text:p>
        <text:p text:style-name="P1"><text:s text:c="3"/>(58)--- fpga_write32(0x50, 0x1fffe000)</text:p>
        <text:p text:style-name="P1">=== faking 32 bit (0x104, (0x0)</text:p>
        <text:p text:style-name="P1"><text:s text:c="3"/>(59)--- fpga_write32(0x104, 0x0)</text:p>
        <text:p text:style-name="P1">=== faking 32 bit (0x100, (0x200c)</text:p>
        <text:p text:style-name="P1"><text:s text:c="3"/>(60)--- fpga_write32(0x100, 0x200c)</text:p>
        <text:p text:style-name="P1">--- faking 16 bit (0x48, (0xf000)</text:p>
        <text:p text:style-name="P1"><text:s text:c="3"/>(61)--- fpga_write16(0x48, 0xf000)</text:p>
        <text:p text:style-name="P1">=== faking 32 bit (0x40, (0x2)</text:p>
        <text:p text:style-name="P1"><text:s text:c="3"/>(62)--- fpga_write32(0x40, 0x2)</text:p>
        <text:p text:style-name="P1">=== faking 32 bit (0x40, (0x0)</text:p>
        <text:p text:style-name="P1"><text:s text:c="3"/>(63)--- fpga_write32(0x40, 0x0)</text:p>
        <text:p text:style-name="P1">--- faking 16 bit (0xbc, (0x0)</text:p>
        <text:p text:style-name="P1"><text:s text:c="3"/>(64)--- fpga_write16(0xbc, 0x0)</text:p>
        <text:p text:style-name="P1">=== faking 32 bit (0x20, (0x12e5a)</text:p>
        <text:p text:style-name="P1"><text:s text:c="3"/>(65)--- fpga_write32(0x20, 0x12e5a)</text:p>
        <text:p text:style-name="P1">=== faking 32 bit (0x20, (0x0)</text:p>
        <text:p text:style-name="P1"><text:s text:c="3"/>(66)--- fpga_write32(0x20, 0x0)</text:p>
        <text:p text:style-name="P1">=== faking 32 bit (0x20, (0x12e5a)</text:p>
        <text:p text:style-name="P1"><text:s text:c="3"/>(67)--- fpga_write32(0x20, 0x12e5a)</text:p>
        <text:p text:style-name="P1">--- faking 16 bit (0x4f0, (0x10e5)</text:p>
        <text:p text:style-name="P1"><text:s text:c="3"/>(68)--- fpga_write16(0x4f0, 0x10e5)</text:p>
        <text:p text:style-name="P1">--- faking 16 bit (0x4f4, (0x10e5)</text:p>
        <text:p text:style-name="P1"><text:s text:c="3"/>(69)--- fpga_write16(0x4f4, 0x10e5)</text:p>
        <text:p text:style-name="P1">--- faking 16 bit (0x4f8, (0x10e5)</text:p>
        <text:p text:style-name="P1"><text:s text:c="3"/>(70)--- fpga_write16(0x4f8, 0x10e5)</text:p>
        <text:p text:style-name="P1">--- faking 16 bit (0x4c0, (0x1ea2)</text:p>
        <text:p text:style-name="P1"><text:s text:c="3"/>(71)--- fpga_write16(0x4c0, 0x1ea2)</text:p>
        <text:p text:style-name="P1">--- faking 16 bit (0x4c4, (0xf6c6)</text:p>
        <text:p text:style-name="P1"><text:s text:c="3"/>(72)--- fpga_write16(0x4c4, 0xf6c6)</text:p>
        <text:p text:style-name="P1">--- faking 16 bit (0x4c8, (0xfc41)</text:p>
        <text:p text:style-name="P1"><text:s text:c="3"/>(73)--- fpga_write16(0x4c8, 0xfc41)</text:p>
        <text:p text:style-name="P1">--- faking 16 bit (0x4d0, (0xfb1d)</text:p>
        <text:p text:style-name="P1"><text:s text:c="3"/>(74)--- fpga_write16(0x4d0, 0xfb1d)</text:p>
        <text:p text:style-name="P1">--- faking 16 bit (0x4d4, (0x163b)</text:p>
        <text:p text:style-name="P1"><text:s text:c="3"/>(75)--- fpga_write16(0x4d4, 0x163b)</text:p>
        <text:p text:style-name="P1">--- faking 16 bit (0x4d8, (0xfe74)</text:p>
        <text:p text:style-name="P1"><text:s text:c="3"/>(76)--- fpga_write16(0x4d8, 0xfe74)</text:p>
        <text:p text:style-name="P1">--- faking 16 bit (0x4dc, (0x209)</text:p>
        <text:p text:style-name="P1"><text:s text:c="3"/>(77)--- fpga_write16(0x4dc, 0x209)</text:p>
        <text:p text:style-name="P1">--- faking 16 bit (0x4e0, (0xf0c1)</text:p>
        <text:p text:style-name="P1"><text:s text:c="3"/>(78)--- fpga_write16(0x4e0, 0xf0c1)</text:p>
        <text:p text:style-name="P1">--- faking 16 bit (0x4e4, (0x1a63)</text:p>
        <text:p text:style-name="P1"><text:s text:c="3"/>(79)--- fpga_write16(0x4e4, 0x1a63)</text:p>
        <text:p text:style-name="P1">--- faking 16 bit (0x4f0, (0x16ce)</text:p>
        <text:p text:style-name="P1"><text:s text:c="3"/>(80)--- fpga_write16(0x4f0, 0x16ce)</text:p>
        <text:p text:style-name="P1">--- faking 16 bit (0x4f4, (0x10e5)</text:p>
        <text:p text:style-name="P1"><text:s text:c="3"/>(81)--- fpga_write16(0x4f4, 0x10e5)</text:p>
        <text:p text:style-name="P1">--- faking 16 bit (0x4f8, (0x1ac3)</text:p>
        <text:p text:style-name="P1"><text:s text:c="3"/>(82)--- fpga_write16(0x4f8, 0x1ac3)</text:p>
        <text:p text:style-name="P1">=== faking 32 bit (0x400, (0x280)</text:p>
        <text:p text:style-name="P1"><text:s text:c="3"/>(83)--- fpga_write32(0x400, 0x280)</text:p>
        <text:p text:style-name="P1">=== faking 32 bit (0x444, (0x19)</text:p>
        <text:p text:style-name="P1"><text:s text:c="3"/>(84)--- fpga_write32(0x444, 0x19)</text:p>
        <text:p text:style-name="P1">=== faking 32 bit (0x20, (0x12c31)</text:p>
        <text:p text:style-name="P1"><text:s text:c="3"/>(85)--- fpga_write32(0x20, 0x12c31)</text:p>
        <text:p text:style-name="P1">LIVE FPGA registers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0:21:19.917306243</meta:creation-date>
    <meta:print-date>2018-12-17T20:24:39.343074211</meta:print-date>
    <dc:date>2019-01-03T14:01:09.726385090</dc:date>
    <meta:editing-duration>P16DT17H29M39S</meta:editing-duration>
    <meta:editing-cycles>1</meta:editing-cycles>
    <meta:document-statistic meta:table-count="0" meta:image-count="0" meta:object-count="0" meta:page-count="2" meta:paragraph-count="246" meta:word-count="957" meta:character-count="9442" meta:non-whitespace-character-count="8306"/>
    <meta:generator>LibreOffice/5.1.6.2$Linux_X86_64 LibreOffice_project/10m0$Build-2</meta:generator>
  </office:meta>
</office:document-meta>
</file>